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B11A324CE547B0D.png" manifest:media-type="image/png"/>
  <manifest:file-entry manifest:full-path="Pictures/1000020100000556000003008BD8823B6D636E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602cm" svg:height="11.735cm" draw:z-index="0"><draw:image xlink:href="Pictures/1000020100000556000003008BD8823B6D636E8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20.001cm" svg:height="14.236cm" draw:z-index="1"><draw:image xlink:href="Pictures/1000020100000556000003007B11A324CE547B0D.png" xlink:type="simple" xlink:show="embed" xlink:actuate="onLoad" loext:mime-type="image/x-vclgraphic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0:01:09.098678350</meta:creation-date>
    <dc:date>2019-12-23T00:06:12.957045773</dc:date>
    <meta:editing-duration>PT5M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